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P2" style:family="paragraph" style:parent-style-name="Standard">
      <loext:graphic-properties draw:fill="none"/>
      <style:paragraph-properties fo:margin-top="0cm" fo:margin-bottom="0cm" loext:contextual-spacing="false" fo:background-color="transparent"/>
      <style:text-properties style:font-name="Garamond" fo:font-size="14pt" fo:language="fr" fo:country="FR" officeooo:rsid="0024ac96" officeooo:paragraph-rsid="0024ac96" style:font-size-asian="14pt" style:language-asian="zxx" style:country-asian="none" style:font-size-complex="14pt" style:language-complex="zxx" style:country-complex="none"/>
    </style:style>
    <style:style style:name="P3" style:family="paragraph" style:parent-style-name="Standard">
      <style:paragraph-properties fo:margin-top="0cm" fo:margin-bottom="0cm" loext:contextual-spacing="false"/>
      <style:text-properties style:font-name="Garamond" fo:font-size="14pt" fo:language="fr" fo:country="FR" officeooo:rsid="0024ac96" officeooo:paragraph-rsid="000c7d02" style:font-size-asian="14pt" style:language-asian="zxx" style:country-asian="none" style:font-size-complex="14pt" style:language-complex="zxx" style:country-complex="none"/>
    </style:style>
    <style:style style:name="P4" style:family="paragraph" style:parent-style-name="Standard">
      <style:text-properties style:font-name="Garamond"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center" style:justify-single-word="false"/>
      <style:text-properties style:font-name="Garamond" fo:font-size="18pt" fo:language="fr" fo:country="FR" fo:font-weight="bold" officeooo:rsid="002424d0" officeooo:paragraph-rsid="002424d0" style:font-size-asian="18pt" style:language-asian="zxx" style:country-asian="none" style:font-weight-asian="bold" style:font-size-complex="18pt" style:language-complex="zxx" style:country-complex="none" style:font-weight-complex="bold"/>
    </style:style>
    <style:style style:name="P6"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7"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4ac96" officeooo:paragraph-rsid="0024ac96" style:font-size-asian="14pt" style:language-asian="zxx" style:country-asian="none" style:font-size-complex="14pt" style:language-complex="zxx" style:country-complex="none"/>
    </style:style>
    <style:style style:name="P8"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4ac96" officeooo:paragraph-rsid="00269a8a" style:font-size-asian="14pt" style:language-asian="zxx" style:country-asian="none" style:font-size-complex="14pt" style:language-complex="zxx" style:country-complex="none"/>
    </style:style>
    <style:style style:name="P9"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4ac96" officeooo:paragraph-rsid="002c640b" style:font-size-asian="14pt" style:language-asian="zxx" style:country-asian="none" style:font-size-complex="14pt" style:language-complex="zxx" style:country-complex="none"/>
    </style:style>
    <style:style style:name="P10"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69a8a" officeooo:paragraph-rsid="00269a8a" style:font-size-asian="14pt" style:language-asian="zxx" style:country-asian="none" style:font-size-complex="14pt" style:language-complex="zxx" style:country-complex="none"/>
    </style:style>
    <style:style style:name="P11"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style:text-underline-style="solid" style:text-underline-width="auto" style:text-underline-color="font-color" fo:font-weight="bold" officeooo:rsid="0024ac96" officeooo:paragraph-rsid="0024ac96" style:font-size-asian="14pt" style:language-asian="zxx" style:country-asian="none" style:font-weight-asian="bold" style:font-size-complex="14pt" style:language-complex="zxx" style:country-complex="none" style:font-weight-complex="bold"/>
    </style:style>
    <style:style style:name="P12"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style:text-underline-style="solid" style:text-underline-width="auto" style:text-underline-color="font-color" fo:font-weight="bold" officeooo:rsid="00269a8a" officeooo:paragraph-rsid="00269a8a" style:font-size-asian="14pt" style:language-asian="zxx" style:country-asian="none" style:font-weight-asian="bold" style:font-size-complex="14pt" style:language-complex="zxx" style:country-complex="none" style:font-weight-complex="bold"/>
    </style:style>
    <style:style style:name="P13"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14" style:family="paragraph" style:parent-style-name="Standard" style:master-page-name="">
      <loext:graphic-properties draw:fill="none"/>
      <style:paragraph-properties fo:margin-left="1.101cm" fo:margin-right="0cm" fo:margin-top="0cm" fo:margin-bottom="0cm" loext:contextual-spacing="false" fo:text-indent="0cm" style:auto-text-indent="false" style:page-number="auto" fo:background-color="transparent"/>
      <style:text-properties style:font-name="Garamond" fo:font-size="14pt" fo:language="fr" fo:country="FR" officeooo:rsid="0024ac96" officeooo:paragraph-rsid="0024ac96" style:font-size-asian="14pt" style:language-asian="zxx" style:country-asian="none" style:font-size-complex="14pt" style:language-complex="zxx" style:country-complex="none"/>
    </style:style>
    <style:style style:name="P15"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4ac96" officeooo:paragraph-rsid="0024ac96" style:font-size-asian="14pt" style:language-asian="zxx" style:country-asian="none" style:font-size-complex="14pt" style:language-complex="zxx" style:country-complex="none"/>
    </style:style>
    <style:style style:name="P16"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af918" officeooo:paragraph-rsid="002af918" style:font-size-asian="14pt" style:language-asian="zxx" style:country-asian="none" style:font-size-complex="14pt" style:language-complex="zxx" style:country-complex="none"/>
    </style:style>
    <style:style style:name="P17"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3e51c" style:font-size-asian="14pt" style:language-asian="zxx" style:country-asian="none" style:font-size-complex="14pt" style:language-complex="zxx" style:country-complex="none"/>
    </style:style>
    <style:style style:name="P1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28400b" style:font-size-asian="14pt" style:language-asian="zxx" style:country-asian="none" style:font-size-complex="14pt" style:language-complex="zxx" style:country-complex="none"/>
    </style:style>
    <style:style style:name="P19"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4be6" officeooo:paragraph-rsid="001b4be6" style:font-size-asian="14pt" style:language-asian="zxx" style:country-asian="none" style:font-size-complex="14pt" style:language-complex="zxx" style:country-complex="none"/>
    </style:style>
    <style:style style:name="P20"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6fcf5" officeooo:paragraph-rsid="0026fcf5" style:font-size-asian="14pt" style:language-asian="zxx" style:country-asian="none" style:font-size-complex="14pt" style:language-complex="zxx" style:country-complex="none"/>
    </style:style>
    <style:style style:name="P21"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6fcf5" officeooo:paragraph-rsid="0028400b" style:font-size-asian="14pt" style:language-asian="zxx" style:country-asian="none" style:font-size-complex="14pt" style:language-complex="zxx" style:country-complex="none"/>
    </style:style>
    <style:style style:name="P22"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style:text-underline-style="solid" style:text-underline-width="auto" style:text-underline-color="font-color" fo:font-weight="bold" officeooo:rsid="0026fcf5" officeooo:paragraph-rsid="0026fcf5" style:font-size-asian="14pt" style:language-asian="zxx" style:country-asian="none" style:font-weight-asian="bold" style:font-size-complex="14pt" style:language-complex="zxx" style:country-complex="none" style:font-weight-complex="bold"/>
    </style:style>
    <style:style style:name="P23"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Garamond" fo:font-size="14pt" fo:language="fr" fo:country="FR" officeooo:rsid="0026fcf5" officeooo:paragraph-rsid="0028400b" style:font-size-asian="14pt" style:language-asian="zxx" style:country-asian="none" style:font-size-complex="14pt" style:language-complex="zxx" style:country-complex="none"/>
    </style:style>
    <style:style style:name="P24" style:family="paragraph" style:parent-style-name="Standard">
      <loext:graphic-properties draw:fill="none"/>
      <style:paragraph-properties fo:margin-left="2.6cm" fo:margin-right="0cm" fo:text-indent="0cm" style:auto-text-indent="false" fo:background-color="transparent"/>
      <style:text-properties style:font-name="Garamond" fo:font-size="14pt" fo:language="fr" fo:country="FR" officeooo:rsid="0026fcf5" officeooo:paragraph-rsid="0028400b" style:font-size-asian="14pt" style:language-asian="zxx" style:country-asian="none" style:font-size-complex="14pt" style:language-complex="zxx" style:country-complex="none"/>
    </style:style>
    <style:style style:name="P25" style:family="paragraph" style:parent-style-name="Standard">
      <loext:graphic-properties draw:fill="none"/>
      <style:paragraph-properties fo:margin-left="2.6cm" fo:margin-right="0cm" fo:text-indent="0cm" style:auto-text-indent="false" fo:background-color="transparent"/>
      <style:text-properties style:font-name="Garamond" fo:font-size="14pt" fo:language="fr" fo:country="FR" officeooo:rsid="0026fcf5" officeooo:paragraph-rsid="002cad80" style:font-size-asian="14pt" style:language-asian="zxx" style:country-asian="none" style:font-size-complex="14pt" style:language-complex="zxx" style:country-complex="none"/>
    </style:style>
    <style:style style:name="P26" style:family="paragraph" style:parent-style-name="Standard" style:list-style-name="L1">
      <style:text-properties style:font-name="Garamond" fo:font-size="16pt" fo:language="fr" fo:country="FR" fo:font-weight="bold" officeooo:rsid="0024ac96" officeooo:paragraph-rsid="0024ac96" style:font-size-asian="16pt" style:language-asian="zxx" style:country-asian="none" style:font-weight-asian="bold" style:font-size-complex="16pt" style:language-complex="zxx" style:country-complex="none" style:font-weight-complex="bold"/>
    </style:style>
    <style:style style:name="P27" style:family="paragraph" style:parent-style-name="Standard" style:list-style-name="L1">
      <style:text-properties style:font-name="Garamond" fo:font-size="16pt" fo:language="fr" fo:country="FR" fo:font-weight="bold" officeooo:rsid="0026fcf5" officeooo:paragraph-rsid="0026fcf5" style:font-size-asian="16pt" style:language-asian="zxx" style:country-asian="none" style:font-weight-asian="bold" style:font-size-complex="16pt" style:language-complex="zxx" style:country-complex="none" style:font-weight-complex="bold"/>
    </style:style>
    <style:style style:name="P28" style:family="paragraph" style:parent-style-name="Standard" style:list-style-name="L3">
      <loext:graphic-properties draw:fill="none"/>
      <style:paragraph-properties fo:background-color="transparent"/>
      <style:text-properties style:font-name="Garamond" fo:font-size="14pt" fo:language="fr" fo:country="FR" style:text-underline-style="solid" style:text-underline-width="auto" style:text-underline-color="font-color" officeooo:rsid="0026fcf5" officeooo:paragraph-rsid="0028400b" style:font-size-asian="14pt" style:language-asian="zxx" style:country-asian="none" style:font-size-complex="14pt" style:language-complex="zxx" style:country-complex="none"/>
    </style:style>
    <style:style style:name="P29" style:family="paragraph" style:parent-style-name="Standard" style:list-style-name="L4">
      <loext:graphic-properties draw:fill="none"/>
      <style:paragraph-properties fo:background-color="transparent"/>
      <style:text-properties style:font-name="Garamond" fo:font-size="14pt" fo:language="fr" fo:country="FR" style:text-underline-style="solid" style:text-underline-width="auto" style:text-underline-color="font-color" officeooo:rsid="0026fcf5" officeooo:paragraph-rsid="0028400b" style:font-size-asian="14pt" style:language-asian="zxx" style:country-asian="none" style:font-size-complex="14pt" style:language-complex="zxx" style:country-complex="none"/>
    </style:style>
    <style:style style:name="P30" style:family="paragraph" style:parent-style-name="Standard" style:list-style-name="L2">
      <loext:graphic-properties draw:fill="none"/>
      <style:paragraph-properties fo:margin-top="0cm" fo:margin-bottom="0cm" loext:contextual-spacing="false" fo:background-color="transparent"/>
      <style:text-properties style:font-name="Garamond" fo:font-size="14pt" fo:language="fr" fo:country="FR" officeooo:rsid="0024ac96" officeooo:paragraph-rsid="0024ac96" style:font-size-asian="14pt" style:language-asian="zxx" style:country-asian="none" style:font-size-complex="14pt" style:language-complex="zxx" style:country-complex="none"/>
    </style:style>
    <style:style style:name="P31" style:family="paragraph" style:parent-style-name="Standard" style:list-style-name="L5" style:master-page-name="">
      <loext:graphic-properties draw:fill="none"/>
      <style:paragraph-properties fo:margin-left="2.6cm" fo:margin-right="0cm" fo:text-indent="-0.6cm" style:auto-text-indent="false" style:page-number="auto" fo:background-color="transparent"/>
      <style:text-properties style:font-name="Garamond" fo:font-size="14pt" fo:language="fr" fo:country="FR" style:text-underline-style="solid" style:text-underline-width="auto" style:text-underline-color="font-color" officeooo:rsid="0026fcf5" officeooo:paragraph-rsid="0028400b" style:font-size-asian="14pt" style:language-asian="zxx" style:country-asian="none" style:font-size-complex="14pt" style:language-complex="zxx" style:country-complex="none"/>
    </style:style>
    <style:style style:name="P32" style:family="paragraph" style:parent-style-name="Heading_20_1" style:list-style-name="L1">
      <style:text-properties style:font-name="Garamond" fo:font-size="16pt" fo:language="fr" fo:country="FR" fo:font-weight="bold" officeooo:rsid="0026fcf5" officeooo:paragraph-rsid="0028400b" style:font-size-asian="16pt" style:language-asian="zxx" style:country-asian="none" style:font-weight-asian="bold" style:font-name-complex="Calibri" style:font-size-complex="16pt" style:language-complex="zxx" style:country-complex="none" style:font-weight-complex="bold"/>
    </style:style>
    <style:style style:name="T1" style:family="text">
      <style:text-properties officeooo:rsid="002424d0"/>
    </style:style>
    <style:style style:name="T2" style:family="text">
      <style:text-properties officeooo:rsid="00269a8a"/>
    </style:style>
    <style:style style:name="T3" style:family="text">
      <style:text-properties officeooo:rsid="0027d2c1"/>
    </style:style>
    <style:style style:name="T4" style:family="text">
      <style:text-properties officeooo:rsid="0028400b"/>
    </style:style>
    <style:style style:name="T5" style:family="text">
      <style:text-properties officeooo:rsid="002a07aa"/>
    </style:style>
    <style:style style:name="T6" style:family="text">
      <style:text-properties officeooo:rsid="002af918"/>
    </style:style>
    <style:style style:name="T7" style:family="text">
      <style:text-properties officeooo:rsid="002c640b"/>
    </style:style>
    <style:style style:name="T8" style:family="text">
      <style:text-properties officeooo:rsid="002cad80"/>
    </style:style>
    <style:style style:name="T9" style:family="text">
      <style:text-properties officeooo:rsid="002decd8"/>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rganisation de l’Alliance</text:p>
      <text:p text:style-name="P4"/>
      <text:list xml:id="list2836481602" text:style-name="L1">
        <text:list-item>
          <text:p text:style-name="P26">Direction</text:p>
        </text:list-item>
      </text:list>
      <text:p text:style-name="P3"/>
      <text:p text:style-name="P15">L’Alliance est divisée en différentes structures, chacune dirigé par un amiral :</text:p>
      <text:list xml:id="list1097981477" text:style-name="L2">
        <text:list-item>
          <text:p text:style-name="P30">Division Opérationne<text:span text:style-name="T9">lle</text:span>, chargé de la gestion des pilotes affiliés à la flotte ainsi que de l’attribution des missions courantes</text:p>
        </text:list-item>
      </text:list>
      <text:p text:style-name="P2"/>
      <text:list xml:id="list173500416940403" text:continue-numbering="true" text:style-name="L2">
        <text:list-item>
          <text:p text:style-name="P30">Division Stratégique, chargé du développement de l’Alliance ainsi que de l’attribution des missions critiques</text:p>
        </text:list-item>
      </text:list>
      <text:p text:style-name="P2"/>
      <text:list xml:id="list173501620775246" text:continue-numbering="true" text:style-name="L2">
        <text:list-item>
          <text:p text:style-name="P30">Division Logistique, chargé de l’approvisionnement des stations de l’Alliance et également de la gestion des installations</text:p>
        </text:list-item>
      </text:list>
      <text:p text:style-name="P2"/>
      <text:list xml:id="list173500954775554" text:continue-numbering="true" text:style-name="L2">
        <text:list-item>
          <text:p text:style-name="P30">Division Technologique, chargé de la conception du matériel et de la recherche dans le domaine militaire</text:p>
        </text:list-item>
      </text:list>
      <text:p text:style-name="P14"/>
      <text:p text:style-name="P15">L’Alliance est dirigé par l’amirauté, un conseil composé des plus anciens et prestigieux amiraux.</text:p>
      <text:p text:style-name="P15">On y trouve les quatre amiraux dirigeant les quatre Divisions, ainsi que des vice-amiraux tirés au hasard parmi tous les vice-amiraux pour un durée de 4 ans et le Premier Amiral de la flotte qui est par tradition l’amiral du Secteur Hélios.</text:p>
      <text:p text:style-name="P15">Le QG de l’Alliance est basé au sein de la <text:span text:style-name="T6">station</text:span> spatiale Alcor où il occupe une grande partie de la station et accueil tous les organismes décisionnaires de l’alliance ainsi que certains de ses plus performants chantiers spatiaux.</text:p>
      <text:p text:style-name="P15"/>
      <text:p text:style-name="P15">L’Alliance divise l’espace d<text:span text:style-name="T5">e la Confédération</text:span> en secteur regroupant 4 à 6 <text:span text:style-name="T6">systèmes exploités</text:span>. Chaque secteur est dirigé par un vice-amiral basé sur une station spatiale situé en orbite de la planète la plus développée du secteur. Ces stations font offices de quartier général régionaux et regroupe tout le matériel nécessaire au<text:span text:style-name="T6">x</text:span> pilote de l’Alliance <text:span text:style-name="T6">ou en cas de besoin aux autres</text:span>. L’Alliance possède aussi de nombreux avant-postes situés dans les systèmes de chaque secteur ainsi que des garnisons sur les planète<text:span text:style-name="T6">s</text:span> en cours de colonisation o<text:span text:style-name="T6">u</text:span> de monde demandant une surveillance particulière (c’est le cas de certaines planètes rendu non-viable par la guerre contre les Torks).</text:p>
      <text:p text:style-name="P16">Quand bien même les forces armées Stranis ont rejoint l’Alliance, celle-ci ne couvre pas les systèmes Stranis ou Vadas, chaque race gère la sécurité des ses systèmes indépendamment des autres.</text:p>
      <text:p text:style-name="P16">Cette supervision des systèmes aliens ne serait utilisé qu’en temps de guerre.</text:p>
      <text:p text:style-name="P16"/>
      <text:p text:style-name="P16"/>
      <text:p text:style-name="P16"/>
      <text:p text:style-name="P16"/>
      <text:p text:style-name="P16"/>
      <text:p text:style-name="P16"/>
      <text:p text:style-name="P16"/>
      <text:p text:style-name="P6"/>
      <text:list xml:id="list173502086597008" text:continue-list="list2836481602" text:style-name="L1">
        <text:list-item>
          <text:p text:style-name="P26"><text:soft-page-break/>Divisions</text:p>
        </text:list-item>
      </text:list>
      <text:p text:style-name="P13"/>
      <text:p text:style-name="P11">La Division Opérationnel :</text:p>
      <text:p text:style-name="P9">La Division opérationnel est chargée d’accuser réception des demandes d’aides des gouvernements planétaires ainsi que des ordres de missions des stations de l’Alliance. Il s’agit de la Division la plus administrative de l’Alliance et possède au minimum un bureau dans toutes les colonies, même les avant-postes. </text:p>
      <text:p text:style-name="P9">On retrouve au sein de cette Division un grand nombre de secrétaires et d’employés de bureau qui s’occupe du fonctionnement quotidien de l’Alliance ainsi que de jeunes officiers en début de carrière.</text:p>
      <text:p text:style-name="P7"/>
      <text:p text:style-name="P11">La Division Stratégique :</text:p>
      <text:p text:style-name="P9">La Division stratégique est chargée de planifier le développement de l’Alliance et, à ce titre, s’occupe de l’attribution des missions de premières importances. On retrouve au sein de cette Division aussi bien des stratèges, des théoriciens militaires, des diplomates ou des politiciens dont la mission est de s’assure<text:span text:style-name="T6">r</text:span> que l’Alliance puisse toujours répondre aux menaces pesant sur le Consortium. </text:p>
      <text:p text:style-name="P9">De par sa fonction, il s’agit de la Division la plus petite et la plus prestigieuse de l’Alliance et on ne la retrouve qu’au sein des stations principales de chaque secteur.</text:p>
      <text:p text:style-name="P7"/>
      <text:p text:style-name="P11">La Division Logistique :</text:p>
      <text:p text:style-name="P8">La Division logistique est la seconde Division la plus importante en termes d’effectifs de l’Alliance. Elle s’occupe de la gestion, de l’entretient du matériel et des infrastructures de l’Alliance. C’est également elle qui se charge de l’approvisionnement de toutes les <text:span text:style-name="T2">garnisons </text:span>de l’Alliance et, de ce fait, elle possède au moins un bureau dans toutes celles-ci. Enfin, elle est chargée du fonctionnement de nombreux chantiers spatiaux de l’Alliance qui fournissent à ses pilotes les vaisseaux nécessaire pour accomplir leurs missions.</text:p>
      <text:p text:style-name="P7"/>
      <text:p text:style-name="P11">La Division Technologique :</text:p>
      <text:p text:style-name="P9">La Division technologique est une ancienne sous division de la Division logistique, elle a gagné son indépendance afin de se détacher de la lourdeur administrative de celle-ci et pour pouvoir collaborer plus facilement avec ses homologues de la Guilde et de l’Union. Elle est chargée du développement technologique et scientifique de l’Alliance, allant de la recherche en physique théorique à la psychologie humain<text:span text:style-name="T2">e</text:span> et extraterrestre en situation d’isolement (domaine qui s’est révélé capital pour les longs voyages spatiaux). </text:p>
      <text:p text:style-name="P9">Elle dispose de locaux dans les stations principales des secteurs de l’Alliance mais fonctionne principalement grâce à ses propres station-laboratoires.</text:p>
      <text:p text:style-name="P7"/>
      <text:p text:style-name="P12">La sous-division de garnison :</text:p>
      <text:p text:style-name="P10">La sous-section de garnison est une subdivision de la Division opérationnel chargé de la gestion des garnisons planétaire de l’Alliance, bien que très importante en terme d’effectif, elle ne constitue pas une Division propre du fait de son extrême dispersion et des liens étroits entre les garnisons et les gouvernements locaux.</text:p>
      <text:p text:style-name="P10">Chaque garnison est <text:span text:style-name="T7">gérée</text:span> par un commandant, <text:span text:style-name="T7">sa première tâche sera la formation des forces de sécurité locale.</text:span></text:p>
      <text:list xml:id="list173501194488201" text:continue-numbering="true" text:style-name="L1">
        <text:list-item>
          <text:p text:style-name="P27"><text:soft-page-break/>Les missions</text:p>
        </text:list-item>
      </text:list>
      <text:p text:style-name="P17"/>
      <text:p text:style-name="P20">L’Alliance utilise un système de catégories pour classer les différentes missions qu’elle propose au pilote, cette catégorisation est menée par la division opérationnel mais la division stratégique peut se saisir de n’importe qu’elle mission.</text:p>
      <text:p text:style-name="P20"/>
      <text:p text:style-name="P22">Catégorie 1 :</text:p>
      <text:p text:style-name="P20">Les missions de catégorie 1 sont les plus faciles que propose l’Alliance, il s’agit de mission très variables dans leur objectif (escorte de transport de marchandise ou de voyageur, élimination de faune hostile peu dangereuse, etc…) mais ne présentant pas de dangerosité particulière et ne demandant pas de compétence importante. </text:p>
      <text:p text:style-name="P20">Ce genre de mission est très peu rémunéré mais sert souvent de départ</text:p>
      <text:p text:style-name="P20">pour les débutants et de bonus dans le cas d’un voyage.</text:p>
      <text:p text:style-name="P20"/>
      <text:p text:style-name="P22">Catégorie 2 :</text:p>
      <text:p text:style-name="P20">Les missions de catégorie 2 sont les plus courantes, les objectifs de ce type de mission sont également très variable mais implique souvent de faire face à une menace particulière ou nécessite des compétences spécifiques (chasse au pirate, convoyage de matériel ou de personnel important, chasse à la faune dangereuse, destruction d’astéroïdes, ect…). </text:p>
      <text:p text:style-name="P20">Ces missions sont d’avantage rémunéré mais attirent surtout des pilotes moyennement expérimenté.</text:p>
      <text:p text:style-name="P20"/>
      <text:p text:style-name="P22">Catégorie 3 :</text:p>
      <text:p text:style-name="P20">Les missions de catégorie 3 représentent les missions courantes présentant un niveau de dangers plus élevé ou une plus grande importance pour l’Alliance, elles sont aussi variable que celles de catégorie 2 mais nécessite des pilotes plus expérimenté. </text:p>
      <text:p text:style-name="P20">Ces missions sont bien rémunérée<text:span text:style-name="T7">s et</text:span> attirent tout type de pilote<text:span text:style-name="T7">s</text:span> expérimenté<text:span text:style-name="T7">s</text:span>.</text:p>
      <text:p text:style-name="P20"/>
      <text:p text:style-name="P22">Catégorie 4 :</text:p>
      <text:p text:style-name="P20">La catégorie 4 regroupe les missions difficiles de l’Alliance demandant la mobilisation de pilotes chevronnés, on retrouve dans cette catégorie essentiellement des missions d’élimination de menace importante (bande de pirates, chef pirates, criminel de haut niveau, destruction d’installation Tork,</text:p>
      <text:p text:style-name="P20">ect…). </text:p>
      <text:p text:style-name="P20"/>
      <text:p text:style-name="P22">Catégorie 5/Mission stratégique :</text:p>
      <text:p text:style-name="P20">La catégorie 5 est attribué au<text:span text:style-name="T7">x</text:span> mission<text:span text:style-name="T7">s</text:span> fournis par la branche stratégique de l’Alliance, celles-ci sont souvent très difficiles et ont toujours des objectifs très spécifiques, voir exotique. Elles ne sont pas proposé sur les tableaux de missions mais c’est la division stratégique qui se charge de contacter des</text:p>
      <text:p text:style-name="P20">escouades a même d’accomplir celles-ci, elles restent toutefois non-obligatoire mais la récompense est toujours à la hauteur de la difficulté.</text:p>
      <text:p text:style-name="P20"/>
      <text:p text:style-name="P22"><text:soft-page-break/>Mission urgentes :</text:p>
      <text:p text:style-name="P20">Les missions urgentes sont aussi fournis par la division stratégique mais sont cette fois-ci sont obligatoire pour les pilotes de l’Alliance, il s’agit de mobiliser un grand nombre de pilote pour faire face à une urgence. </text:p>
      <text:p text:style-name="P20">Elles ne sont toutefois pas aussi difficiles que les missions de catégorie 5. </text:p>
      <text:p text:style-name="P20">Ces missions sont en règle général bien rémunéré mais surtout, toute absence non justifiée peut faire l’objet de sanction.</text:p>
      <text:p text:style-name="P20"/>
      <text:p text:style-name="P20">Remarque : La division stratégique sélectionne le type de pilotes mobilisé ainsi des débutant ne risque pas d’être envoyé dans une mission suicidaire pour eux.</text:p>
      <text:p text:style-name="P20"/>
      <text:p text:style-name="P20">La re-catégorisation :</text:p>
      <text:p text:style-name="P20">Il arrive parfois que la branche opérationnel face une erreur dans la catégorisation d’une mission, dans ce cas, les pilotes peuvent faire une demande (avec justification) pour que la récompense soit réévaluée après la mission. </text:p>
      <text:p text:style-name="P20">Cette réévaluation ne peut se faire qu’à l’avantage des pilotes (mission de</text:p>
      <text:p text:style-name="P20">catégorie 2 réévaluée en catégorie 3 avec augmentation de prime mais pas catégorie 2 vers catégorie 1 avec baisse de prime). </text:p>
      <text:p text:style-name="P20">Des demandes de re-catégorisation trop fréquente<text:span text:style-name="T3">s</text:span> et injustifiée peuvent</text:p>
      <text:p text:style-name="P20">faire l’objet de sanction.</text:p>
      <text:p text:style-name="P19"/>
      <text:list xml:id="list173501707192773" text:continue-numbering="true" text:style-name="L1">
        <text:list-item>
          <text:h text:style-name="P32" text:outline-level="1">Les Stranis dans l’Alliance</text:h>
        </text:list-item>
      </text:list>
      <text:p text:style-name="P18"/>
      <text:p text:style-name="P21">Du fait des 200 ans d’intégration des Stranis dans l’Alliance, ceux-ci se sont parfaitement <text:span text:style-name="T4">intégrés </text:span>à cette organisation et la hiérarchie ne tient pratiquement plus compte des différences entre humain et <text:span text:style-name="T4">Stranis.</text:span></text:p>
      <text:p text:style-name="P21">De ce fait, on retrouve des membres de cette espèce en très grand nombre dans l’Alliance (bien qu’il reste moins nombreux que les humains) et à tous les postes qu’elle peut proposer, y compris dans les plus hautes instances décisionnaires.</text:p>
      <text:p text:style-name="P21">Malgré tout, les différences naturelles entre humains et <text:span text:style-name="T4">Stranis</text:span> font qu’il existe une tendance à encourager les membres d’un ou l’autre peuple dans certaine<text:span text:style-name="T4">s</text:span> voie<text:span text:style-name="T4">s</text:span>. </text:p>
      <text:p text:style-name="P21"><text:span text:style-name="T4">Étant</text:span> donné qu’il n’existe pas de réelle différence entre les capacités cognitives des deux espèces, toutes les divisions sont ouvertes à part égale à leurs membres. Il existe toutefois une spécialisation forte des <text:span text:style-name="T4">Stranis</text:span> appartenant à la division logistique pour le travail de précision, le travail en environnement légèrement toxique et pour la maintenance où les caractéristiques naturel<text:span text:style-name="T8">les</text:span> des membres de cette espèce sont très appréciées. </text:p>
      <text:p text:style-name="P21">De plus, les <text:span text:style-name="T4">Stranis</text:span> ont tendance à préférer le travail en apesanteur où leur faiblesse physique est moins handicapante.</text:p>
      <text:p text:style-name="P21"/>
      <text:p text:style-name="P21"/>
      <text:p text:style-name="P21"/>
      <text:p text:style-name="P21"/>
      <text:list xml:id="list173501036841999" text:continue-numbering="true" text:style-name="L1">
        <text:list-item>
          <text:h text:style-name="P32" text:outline-level="1"><text:soft-page-break/>Quelques installations particulières de l’Alliance</text:h>
        </text:list-item>
      </text:list>
      <text:p text:style-name="P18"/>
      <text:list xml:id="list864273937" text:style-name="L3">
        <text:list-item>
          <text:p text:style-name="P28">Le Quartier Général d’Alcor :</text:p>
          <text:p text:style-name="P28"/>
        </text:list-item>
      </text:list>
      <text:p text:style-name="P23">Le Quartier Général d’Alcor, souvent appelé QG A, est le plus haut lieu de commandement de l’Alliance, situé au sein de la station Alcor. </text:p>
      <text:p text:style-name="P24">On retrouve au sein de ce quartier, la direction général de toutes les branches et divisions de l’Alliance, c’est également dans ce lieu que siège l’Amirauté, le conseil chargé de la direction de l’Alliance. </text:p>
      <text:p text:style-name="P24">En plus d’être un gigantesque centre administratif, la station regroupe tous les services nécessaires aux pilotes de l’Alliance, tel que des casernes, terrains <text:span text:style-name="T4">d’entraînements</text:span>, armureries, hangars, hôpitaux militaires, etc. Enfin, la station regroupe sous son commandement direct les chantiers spatiaux de l’Alliance dans le système solaire. </text:p>
      <text:p text:style-name="P24">Du fait de son importance, seuls les pilotes affiliés à l’Alliance et les pilotes spécifiquement invité<text:span text:style-name="T8">s</text:span> ont le droit de se rendre dans le QG.</text:p>
      <text:p text:style-name="P21"/>
      <text:list xml:id="list2203549724" text:style-name="L4">
        <text:list-item>
          <text:p text:style-name="P29">Le multi-complexe Laste :</text:p>
        </text:list-item>
      </text:list>
      <text:p text:style-name="P21"/>
      <text:p text:style-name="P23">Le multi-complexe Laste est le regroupement administratif de tous les complexes de recherche de l’Alliance au sein du système <text:span text:style-name="T5">Hélios</text:span> dans le but de centralis<text:span text:style-name="T8">er</text:span> les découvertes. </text:p>
      <text:p text:style-name="P24">Il regroupe de nombreuses stations et installation<text:span text:style-name="T8">s</text:span> dans tout le système tel que <text:span text:style-name="T8">(liste non exhaustive)</text:span>:</text:p>
      <text:p text:style-name="P25">- Laste, <text:span text:style-name="T4">se trouvant sur</text:span> Deimos, qui archive les recherches du complexe.</text:p>
      <text:p text:style-name="P24"/>
      <text:p text:style-name="P24">- Arès, <text:span text:style-name="T4">sur</text:span> Phobos, il s’agit de <text:s/>la principale station du complexe et regroupe les recherches en matière d’armement ainsi que de nombreuses recherches exotiques.<text:tab/></text:p>
      <text:p text:style-name="P24"/>
      <text:p text:style-name="P24">-Vénus, en orbite de cette planète, qui étudie le comportement des vaisseaux et des équipements en condition climatique extrême.</text:p>
      <text:p text:style-name="P24"/>
      <text:p text:style-name="P24"><text:span text:style-name="T8">- Amalthée</text:span>, <text:span text:style-name="T8">sur la lune éponyme de</text:span> Jupiter, qui test<text:span text:style-name="T8">e</text:span> le matériel de l’Alliance dans la grande variété de condition que sont les lunes de Jupiter.</text:p>
      <text:p text:style-name="P24"/>
      <text:p text:style-name="P25">- Cérès, situé <text:span text:style-name="T8">dans</text:span> la ceinture d’astéroïde intérieur du système solaire, elle étudie les systèmes de navigation et de combat en utilisant la ceinture d’astéroïde comme terrain d’essai.</text:p>
      <text:p text:style-name="P24"/>
      <text:list xml:id="list2901820252" text:style-name="L5">
        <text:list-item>
          <text:p text:style-name="P31">La base Vigilance :</text:p>
        </text:list-item>
      </text:list>
      <text:p text:style-name="P24"/>
      <text:p text:style-name="P24">Il s’agit de l’une des plus grande base de l’Alliance car son rôle est de surveiller Cerberi et d’assurer l’influence d<text:span text:style-name="T8">e la Confédération</text:span> au niveau de la frontière. Le commandement de cette base l’un des postes les plus critique de l’Alliance du fait de son côté très sen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MT1" style:family="text">
      <style:text-properties officeooo:rsid="002424d0"/>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Par <text:span text:style-name="MT1">Hadrian (revu et corrigé par Orion le MJ)</text:span> | Page <text:page-number text:select-page="current">5</text:page-number>/<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38S</meta:editing-duration>
    <meta:editing-cycles>25</meta:editing-cycles>
    <meta:generator>LibreOffice/6.0.2.1$Windows_X86_64 LibreOffice_project/f7f06a8f319e4b62f9bc5095aa112a65d2f3ac89</meta:generator>
    <dc:date>2021-02-11T17:34:59.807000000</dc:date>
    <meta:document-statistic meta:table-count="0" meta:image-count="0" meta:object-count="0" meta:page-count="5" meta:paragraph-count="81" meta:word-count="1851" meta:character-count="11944" meta:non-whitespace-character-count="10167"/>
    <meta:user-defined meta:name="Info 1"/>
    <meta:user-defined meta:name="Info 2"/>
    <meta:user-defined meta:name="Info 3"/>
    <meta:user-defined meta:name="Info 4"/>
  </office:meta>
</office:document-meta>
</file>